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2ae276" style:font-size-asian="32pt" style:font-style-asian="italic" style:font-weight-asian="normal" style:font-size-complex="32pt" style:font-style-complex="italic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9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2ae276" style:font-size-asian="20pt" style:font-style-asian="italic" style:font-weight-asian="bold" style:font-size-complex="20pt" style:font-style-complex="italic" style:font-weight-complex="bold"/>
    </style:style>
    <style:style style:name="P25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ae276" officeooo:paragraph-rsid="002ae276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d30e6" officeooo:paragraph-rsid="002d30e6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2c98ed" officeooo:paragraph-rsid="002c98e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2">
      <style:paragraph-properties fo:text-align="center" style:justify-single-word="false"/>
      <style:text-properties fo:font-size="14pt" fo:font-style="normal" fo:font-weight="bold" officeooo:rsid="002ae276" officeooo:paragraph-rsid="002e3da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2ae276"/>
    </style:style>
    <style:style style:name="T5" style:family="text">
      <style:text-properties officeooo:rsid="002e3daa"/>
    </style:style>
    <style:style style:name="T6" style:family="text">
      <style:text-properties officeooo:rsid="002f8d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696101798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1132047490" text:style-name="L2">
        <text:list-header>
          <text:p text:style-name="P5">Section <text:span text:style-name="T2">2</text:span> Notes</text:p>
          <text:p text:style-name="P8"/>
          <text:p text:style-name="P9">Chapter 1 – Safety and Professionalism</text:p>
        </text:list-header>
        <text:list-item>
          <text:p text:style-name="P10">Tools of the trade</text:p>
          <text:list>
            <text:list-item>
              <text:p text:style-name="P12">You can buy PC repair tool kits.</text:p>
            </text:list-item>
            <text:list-item>
              <text:p text:style-name="P12">There are kits for mobile devices.</text:p>
            </text:list-item>
            <text:list-item>
              <text:p text:style-name="P12">Use a voltage tester or volt-ohm meter to test input voltage.</text:p>
            </text:list-item>
            <text:list-item>
              <text:p text:style-name="P12">Always carry multiple thumb drives.</text:p>
              <text:p text:style-name="P13"/>
            </text:list-item>
          </text:list>
        </text:list-item>
        <text:list-item>
          <text:p text:style-name="P10">Troubleshooting theory</text:p>
          <text:list>
            <text:list-item>
              <text:p text:style-name="P13">The system unit provides processing and storage.</text:p>
            </text:list-item>
            <text:list-item>
              <text:p text:style-name="P13">Common input devices include keyboards, mice, and scanners.</text:p>
            </text:list-item>
            <text:list-item>
              <text:p text:style-name="P13">Common output devices include monitors, printers, and speakers.</text:p>
              <text:list>
                <text:list-item>
                  <text:p text:style-name="P14">Step 1: Identify the problem</text:p>
                </text:list-item>
                <text:list-item>
                  <text:p text:style-name="P14">Step 2: Establish a theory to determine cause</text:p>
                </text:list-item>
                <text:list-item>
                  <text:p text:style-name="P14">Step 3: Test the theory to determine cause</text:p>
                </text:list-item>
                <text:list-item>
                  <text:p text:style-name="P14">Step 4: Establish a plan of action to resolve the problem and implement the solution</text:p>
                </text:list-item>
                <text:list-item>
                  <text:p text:style-name="P14">Step 5: Verify the full system functionality and, if applicable, implemnt preventative measures.</text:p>
                </text:list-item>
                <text:list-item>
                  <text:p text:style-name="P14">Step 6: document finding, actions, and outcome.</text:p>
                </text:list-item>
              </text:list>
              <text:p text:style-name="P13"/>
            </text:list-item>
          </text:list>
        </text:list-item>
        <text:list-item>
          <text:p text:style-name="P13"/>
          <text:list>
            <text:list-header>
              <text:p text:style-name="P13"/>
            </text:list-header>
          </text:list>
          <text:p text:style-name="P20"/>
          <text:p text:style-name="P6">Section <text:span text:style-name="T3">3</text:span> Notes</text:p>
          <text:p text:style-name="P11">Chapter 2: the visible computer</text:p>
        </text:list-item>
        <text:list-item>
          <text:p text:style-name="P15">The system unit contains the motherboard, CPU, RAM and hard drives; everything other device is a peripheral.</text:p>
        </text:list-item>
        <text:list-item>
          <text:p text:style-name="P16">Monitors and web cameras provide visual output.</text:p>
        </text:list-item>
        <text:list-item>
          <text:p text:style-name="P16">Keyboards, mice, and game controllers provide input.</text:p>
        </text:list-item>
        <text:list-item>
          <text:p text:style-name="P16">Printers create paper output.</text:p>
        </text:list-item>
        <text:list-item>
          <text:p text:style-name="P16">Speakers and headsets make audio output.</text:p>
          <text:p text:style-name="P21">External Connections</text:p>
        </text:list-item>
        <text:list-item>
          <text:p text:style-name="P17">Make sure you can recognize all the rear desktop connections, including USB, network, power, video, and audio.</text:p>
        </text:list-item>
        <text:list-item>
          <text:p text:style-name="P17">Be familiar with common front desktop connections.</text:p>
        </text:list-item>
        <text:list-item>
          <text:p text:style-name="P17">Make sure you can identify common connections on laptops.</text:p>
          <text:p text:style-name="P22"/>
          <text:p text:style-name="P22"><text:soft-page-break/>Inside The PC</text:p>
        </text:list-item>
        <text:list-item>
          <text:p text:style-name="P18">Recognize the position and shape of power supplies and video cards.</text:p>
        </text:list-item>
        <text:list-item>
          <text:p text:style-name="P18">Be familiar with the parts of the motherboard.</text:p>
        </text:list-item>
        <text:list-item>
          <text:p text:style-name="P18">Make sure you can recognize the function of core components : RAM sticks, CPU, M.2 SSDs, and hard drives.</text:p>
        </text:list-item>
        <text:list-item>
          <text:p text:style-name="P18">Understand the function of expansion slots.</text:p>
          <text:p text:style-name="P23">What is a Computer?</text:p>
        </text:list-item>
        <text:list-item>
          <text:p text:style-name="P19">A computer gets work or play done.</text:p>
        </text:list-item>
        <text:list-item>
          <text:p text:style-name="P19">A computer will have a CPU, RAM, mass storage, and an operating system.</text:p>
        </text:list-item>
        <text:list-item>
          <text:p text:style-name="P19">Laptops, mobile devices, and the internet of things (IoT) devices are all computers.</text:p>
          <text:p text:style-name="P7">Section <text:span text:style-name="T4">4</text:span> Notes</text:p>
          <text:p text:style-name="P24">Chapter <text:span text:style-name="T4">3</text:span>: <text:span text:style-name="T4">CPU’s</text:span></text:p>
          <text:p text:style-name="P25">What is a CPU?</text:p>
        </text:list-item>
        <text:list-item>
          <text:p text:style-name="P27">Central processing units run programs.</text:p>
        </text:list-item>
        <text:list-item>
          <text:p text:style-name="P27">Every CPU has internal features to process commands.</text:p>
        </text:list-item>
        <text:list-item>
          <text:p text:style-name="P27">Every CPU runs code based on a specific machine language.</text:p>
        </text:list-item>
        <text:list-item>
          <text:p text:style-name="P27">CPU’s use pipelines to optimize the processing commands.</text:p>
          <text:p text:style-name="P28">C<text:span text:style-name="T5">PUs cores and Speeds</text:span></text:p>
        </text:list-item>
        <text:list-item>
          <text:p text:style-name="P26">CPUs have a clock spe<text:span text:style-name="T6">e</text:span>d, commonly measured in GHz (billions of cycles/sec)</text:p>
        </text:list-item>
        <text:list-item>
          <text:p text:style-name="P26">CPUs come in primarily two makes Intel and AMD</text:p>
        </text:list-item>
        <text:list-item>
          <text:p text:style-name="P26">CPUs take a system speed and multiply it to reach the Max CPU speed.</text:p>
        </text:list-item>
        <text:list-item>
          <text:p text:style-name="P26">Single CPUs often have multiple cores.</text:p>
          <text:p text:style-name="P6">Section <text:span text:style-name="T3">5</text:span> Notes</text:p>
          <text:p text:style-name="P6"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Section <text:span text:style-name="T3">12</text:span> Notes</text:p>
          <text:p text:style-name="P6"><text:soft-page-break/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18T23:56:12.892000000</dc:date>
    <meta:editing-duration>PT6H46M16S</meta:editing-duration>
    <meta:editing-cycles>17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79" meta:word-count="518" meta:character-count="2723" meta:non-whitespace-character-count="2350"/>
  </office:meta>
</office:document-meta>
</file>